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d1d5" officeooo:paragraph-rsid="00182986"/>
    </style:style>
    <style:style style:name="P2" style:family="paragraph" style:parent-style-name="Standard">
      <style:text-properties officeooo:rsid="001c8cb8" officeooo:paragraph-rsid="00182986"/>
    </style:style>
    <style:style style:name="P3" style:family="paragraph" style:parent-style-name="Standard">
      <style:text-properties officeooo:rsid="0017f25a" officeooo:paragraph-rsid="00182986"/>
    </style:style>
    <style:style style:name="P4" style:family="paragraph" style:parent-style-name="Standard">
      <style:text-properties officeooo:rsid="000fa9d3" officeooo:paragraph-rsid="00182986"/>
    </style:style>
    <style:style style:name="P5" style:family="paragraph" style:parent-style-name="Standard">
      <style:text-properties fo:font-weight="bold" officeooo:rsid="000fa9d3" officeooo:paragraph-rsid="00182986" style:font-weight-asian="bold" style:font-weight-complex="bold"/>
    </style:style>
    <style:style style:name="P6" style:family="paragraph" style:parent-style-name="Standard">
      <style:text-properties fo:font-weight="bold" officeooo:rsid="001b0b5f" officeooo:paragraph-rsid="00182986" style:font-weight-asian="bold" style:font-weight-complex="bold"/>
    </style:style>
    <style:style style:name="P7" style:family="paragraph" style:parent-style-name="Standard">
      <style:text-properties officeooo:rsid="001908bc" officeooo:paragraph-rsid="001908bc"/>
    </style:style>
    <style:style style:name="P8" style:family="paragraph" style:parent-style-name="Standard">
      <style:text-properties officeooo:rsid="00182986" officeooo:paragraph-rsid="00182986"/>
    </style:style>
    <style:style style:name="T1" style:family="text">
      <style:text-properties officeooo:rsid="001b319a"/>
    </style:style>
    <style:style style:name="T2" style:family="text">
      <style:text-properties officeooo:rsid="001c8cb8"/>
    </style:style>
    <style:style style:name="T3" style:family="text">
      <style:text-properties officeooo:rsid="00182986"/>
    </style:style>
    <style:style style:name="T4" style:family="text">
      <style:text-properties officeooo:rsid="001908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1 </text:span>neuron<text:span text:style-name="T4">(Perceptron)</text:span></text:p>
      <text:p text:style-name="P3">Feature scaling: <text:span text:style-name="T1">Standard </text:span>Scaler. Feature scaling performed on the features <text:span text:style-name="T1">and labels </text:span>of the training dataset and the same <text:span text:style-name="T1">i</text:span>s used to scale the testing dataset</text:p>
      <text:p text:style-name="P7">Linear activation function</text:p>
      <text:p text:style-name="P4"><text:s/></text:p>
      <text:p text:style-name="P5">Learning rate=theoretical LR</text:p>
      <text:p text:style-name="P6">Same random weights initialized for constant and adaptive learning rate schemes</text:p>
      <text:p text:style-name="P4">SGD optimizer</text:p>
      <text:p text:style-name="P4"/>
      <text:p text:style-name="P8">batch size=64</text:p>
      <text:p text:style-name="P8"/>
      <text:p text:style-name="P7">q=0.05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9:41:19.020735676</meta:creation-date>
    <dc:date>2020-01-22T20:32:37.347912123</dc:date>
    <meta:editing-duration>PT1M2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50" meta:character-count="346" meta:non-whitespace-character-count="303"/>
  </office:meta>
</office:document-meta>
</file>